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16e68f"/>
    </style:style>
    <style:style style:name="P3" style:family="paragraph" style:parent-style-name="Standard">
      <style:text-properties fo:language="pl" fo:country="PL" officeooo:rsid="0001231f" officeooo:paragraph-rsid="00177874"/>
    </style:style>
    <style:style style:name="P4" style:family="paragraph" style:parent-style-name="Standard">
      <style:text-properties fo:language="pl" fo:country="PL" officeooo:paragraph-rsid="0016e68f"/>
    </style:style>
    <style:style style:name="P5" style:family="paragraph" style:parent-style-name="Standard">
      <style:text-properties fo:language="pl" fo:country="PL" officeooo:rsid="00177874" officeooo:paragraph-rsid="00177874"/>
    </style:style>
    <style:style style:name="P6" style:family="paragraph" style:parent-style-name="Standard">
      <style:text-properties fo:language="pl" fo:country="PL" officeooo:rsid="00133397" officeooo:paragraph-rsid="000e2f55"/>
    </style:style>
    <style:style style:name="P7" style:family="paragraph" style:parent-style-name="Standard">
      <style:text-properties fo:language="pl" fo:country="PL" officeooo:rsid="001e1034" officeooo:paragraph-rsid="001e1034"/>
    </style:style>
    <style:style style:name="P8" style:family="paragraph" style:parent-style-name="Standard">
      <style:text-properties fo:language="pl" fo:country="PL" officeooo:rsid="001e1034" officeooo:paragraph-rsid="001e1034"/>
    </style:style>
    <style:style style:name="P9" style:family="paragraph" style:parent-style-name="Standard">
      <style:text-properties fo:language="pl" fo:country="PL" officeooo:rsid="0013ee62" officeooo:paragraph-rsid="0013ee62"/>
    </style:style>
    <style:style style:name="P10" style:family="paragraph" style:parent-style-name="Standard">
      <style:text-properties fo:language="pl" fo:country="PL" officeooo:rsid="00228781" officeooo:paragraph-rsid="00228781"/>
    </style:style>
    <style:style style:name="P11" style:family="paragraph" style:parent-style-name="Standard">
      <style:text-properties fo:language="pl" fo:country="PL" officeooo:rsid="0023c79a" officeooo:paragraph-rsid="0023c79a"/>
    </style:style>
    <style:style style:name="T1" style:family="text">
      <style:text-properties officeooo:rsid="0016e68f"/>
    </style:style>
    <style:style style:name="T2" style:family="text">
      <style:text-properties officeooo:rsid="001fe0ea"/>
    </style:style>
    <style:style style:name="T3" style:family="text">
      <style:text-properties officeooo:rsid="0021ef9b"/>
    </style:style>
    <style:style style:name="T4" style:family="text">
      <style:text-properties officeooo:rsid="0023c79a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* </text:span><text:span text:style-name="T3">D</text:span><text:span text:style-name="T2">ate</text:span>: 202<text:span text:style-name="T1">3</text:span>.0<text:span text:style-name="T1">5</text:span>.<text:span text:style-name="T1">22</text:span></text:p>
      <text:p text:style-name="P4"><text:span text:style-name="T2">* </text:span><text:span text:style-name="T3">S</text:span><text:span text:style-name="T2">ource</text:span>: <text:span text:style-name="T1">myśli - mk</text:span></text:p>
      <text:p text:style-name="P4"><text:span text:style-name="T2">* </text:span><text:span text:style-name="T3">C</text:span><text:span text:style-name="T2">ategory</text:span>: rożne</text:p>
      <text:p text:style-name="P4">* <text:span text:style-name="T3">Shortname: mk</text:span></text:p>
      <text:p text:style-name="P2"><text:span text:style-name="T2">* </text:span><text:span text:style-name="T3">M</text:span><text:span text:style-name="T2">odified</text:span>: <text:date style:data-style-name="N49" text:date-value="2025-03-23T12:43:47.139488817">2025-03-23</text:date>, <text:time style:data-style-name="N61" text:time-value="2025-03-23T12:43:47.139595686">12:41:52</text:time></text:p>
      <text:p text:style-name="P1"/>
      <text:p text:style-name="P9">Życie jest tym co się wydarza, gdy jesteś zajęty snuciem planów</text:p>
      <text:p text:style-name="P10">mk</text:p>
      <text:p text:style-name="P5"/>
      <text:p text:style-name="P6">Jak mam pomysł to działam od razu, nie odwlekam!!!</text:p>
      <text:p text:style-name="P5">mk</text:p>
      <text:p text:style-name="P5"/>
      <text:p text:style-name="P7">Naucz się odroczonej gratyfikacji! Zrób to czego nie chcesz najpierw. Zrób to teraz!</text:p>
      <text:p text:style-name="P7"><text:span text:style-name="T4">m</text:span>k</text:p>
      <text:p text:style-name="P7"/>
      <text:p text:style-name="P7">Jeśli coś jest dla ciebie ważne, znajdziesz sposób; jeśli nie, znajdziesz wymówkę.</text:p>
      <text:p text:style-name="P11">Demotywatory.pl</text:p>
      <text:p text:style-name="P11"/>
      <text:p text:style-name="P11">Naucz się odroczonej gratyfikacji. Odwlekaj przyjemności. Buduj grubą i trwałą linę dodając małe i cienkie włókna do niej.</text:p>
      <text:p text:style-name="P11">mk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3-23T12:43:47.053960688</dc:date>
    <meta:editing-duration>PT50M11S</meta:editing-duration>
    <meta:editing-cycles>30</meta:editing-cycles>
    <meta:document-statistic meta:table-count="0" meta:image-count="0" meta:object-count="0" meta:page-count="1" meta:paragraph-count="15" meta:word-count="86" meta:character-count="526" meta:non-whitespace-character-count="455"/>
  </office:meta>
</office:document-meta>
</file>